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yriad Pro" svg:font-family="'Myriad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0e7" officeooo:paragraph-rsid="001d0d38"/>
    </style:style>
    <style:style style:name="P2" style:family="paragraph" style:parent-style-name="Standard">
      <style:text-properties officeooo:rsid="001d0d38" officeooo:paragraph-rsid="001d0d38"/>
    </style:style>
    <style:style style:name="P3" style:family="paragraph" style:parent-style-name="Standard">
      <style:text-properties fo:font-style="italic" officeooo:rsid="001d0d38" officeooo:paragraph-rsid="001d0d38" style:font-style-asian="italic" style:font-style-complex="italic"/>
    </style:style>
    <style:style style:name="P4" style:family="paragraph" style:parent-style-name="Text_20_body">
      <style:text-properties officeooo:rsid="001d0d38" officeooo:paragraph-rsid="001d0d38"/>
    </style:style>
    <style:style style:name="P5" style:family="paragraph" style:parent-style-name="Text_20_body">
      <style:text-properties fo:font-style="normal" officeooo:rsid="001d0d38" officeooo:paragraph-rsid="001d0d38" style:font-style-asian="normal" style:font-style-complex="normal"/>
    </style:style>
    <style:style style:name="P6" style:family="paragraph" style:parent-style-name="Text_20_body">
      <style:text-properties fo:font-style="italic" officeooo:rsid="001d0d38" officeooo:paragraph-rsid="001d0d38"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d0d38"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f04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Internet voor de consument</text:span> <text:span text:style-name="T1">– </text:span><text:span text:style-name="T2">Steven Raaijmakers, 10804242</text:span></text:p>
      <text:p text:style-name="P5">Het huidige internet ontstond in het eind van de jaren 60 van de vorige eeuw. Het onstaan van het internet was een antwoorden op drie belangrijke dingen die er speelden in die tijd.</text:p>
      <text:p text:style-name="P4">Het internet begon als een militair communicatie netwerk, dat altijd online moest zijn. Ook was er in die tijd behoefte aan een systeem waarin alle bestaande computernetwerken in konden worden verenigd. En tot slot was er een manier nodig om de kennis die bestond op te slaan en beschikbaar te maken voor een groot publiek. Deze behoeftes versmolten samen tot het internet.</text:p>
      <text:p text:style-name="P6">Amerika</text:p>
      <text:p text:style-name="P4">Grote organisaties zoals IBM hadden tot nog toe geprobeerd om naast hun eigen producten hun eigen netwerk te maken in plaats van het gebruik van een gezamelijk netwerk. Hierdoor ontstonden veel problemen omdat de netwerken onderling niet met elkaar konden communiceren. Er ontstond een behoefte aan algemene protocolen zodat dit wel mogelijk was en de netwerken met elkaar konden interconnecten.</text:p>
      <text:p text:style-name="P2">ARPANET was een netwerk van Amerikaanse overheid. <text:span text:style-name="T4">Omdat de grote bedrijven in Amerika inzagen dat allemaal een eigen netwerk opzetten uiteindelijk niet rendabel zou zijn kochten ze een “connectie” op ARPANET waar hun klanten </text:span>gebruik <text:span text:style-name="T4">van </text:span>kon<text:span text:style-name="T4">den </text:span>maken. ARPANET werd zo de standaard voor het netwerk. ARPANET voegde later het TCI/IP aan hun netwerk. Dit protocol wordt hedendaags nog gebruikt en is een protocol dat omschrijft hoe er connecties tussen verschillende nodes in een netwerk gemaakt kunnen worden. </text:p>
      <text:p text:style-name="P3"/>
      <text:p text:style-name="P3">Europa</text:p>
      <text:p text:style-name="P1"/>
      <text:p text:style-name="P2">Viditel was in Europa een groot systeem voor telefoons. Kijkend naar de ontwikkelingen in Amerika onderzocht Europa zijn eigen mogelijkheden voor een soortgelijk netwerk. De data werd verstuurd over de telefoonlijnen van Viditel. PPT kreeg van de Nederlandse overheid de taak een packet-switching netwerk te bouwen. Het idee hierachter was ongeveer hetzelfde als dat van ARPANET: het doel was dat bedrijven zich verbonden met het netwerk in plaats van eigen netwerken te maken. Later smolt dit samen met het internet <text:span text:style-name="T4">vanuit Amerik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yriad Pro" svg:font-family="'Myriad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22:46:19.494176304</meta:creation-date>
    <dc:date>2016-04-24T23:03:36.662118373</dc:date>
    <meta:editing-duration>PT17M</meta:editing-duration>
    <meta:editing-cycles>2</meta:editing-cycles>
    <meta:generator>LibreOffice/4.2.8.2$Linux_X86_64 LibreOffice_project/420m0$Build-2</meta:generator>
    <meta:document-statistic meta:table-count="0" meta:image-count="0" meta:object-count="0" meta:page-count="1" meta:paragraph-count="8" meta:word-count="324" meta:character-count="2058" meta:non-whitespace-character-count="1740"/>
  </office:meta>
</office:document-meta>
</file>